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ϵ</mi>
      <mo stretchy="false">=</mo>
      <mfrac>
        <mrow>
          <mi mathvariant="normal">α</mi>
          <mo stretchy="false">−</mo>
          <msub>
            <mi>r</mi>
            <mi mathvariant="italic">min</mi>
          </msub>
        </mrow>
        <msub>
          <mi>r</mi>
          <mi mathvariant="italic">min</mi>
        </msub>
      </mfrac>
    </mrow>
    <annotation encoding="StarMath 5.0">%epsilon = { %alpha - r_min } over r_mi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5:09:53.055666934</meta:creation-date>
    <meta:generator>LibreOffice/4.2.7.2$Linux_X86_64 LibreOffice_project/420$Build-2</meta:generator>
  </office:meta>
</office:document-meta>
</file>